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992cm"/>
    </style:style>
    <style:style style:name="co3" style:family="table-column">
      <style:table-column-properties fo:break-before="auto" style:column-width="6.696cm"/>
    </style:style>
    <style:style style:name="co5" style:family="table-column">
      <style:table-column-properties fo:break-before="auto" style:column-width="6.505cm"/>
    </style:style>
    <style:style style:name="co6" style:family="table-column">
      <style:table-column-properties fo:break-before="auto" style:column-width="6.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2.005cm"/>
    </style:style>
    <style:style style:name="co9" style:family="table-column">
      <style:table-column-properties fo:break-before="auto" style:column-width="16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ource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row table:style-name="ro2">
          <table:table-cell/>
          <table:table-cell table:number-columns-repeated="2" office:value-type="string">
            <text:p>langue</text:p>
          </table:table-cell>
          <table:table-cell table:number-columns-repeated="5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ype</text:p>
          </table:table-cell>
          <table:table-cell office:value-type="string">
            <text:p>BE descr</text:p>
          </table:table-cell>
          <table:table-cell office:value-type="string">
            <text:p>éditable</text:p>
          </table:table-cell>
          <table:table-cell office:value-type="string">
            <text:p>module ID</text:p>
          </table:table-cell>
          <table:table-cell/>
        </table:table-row>
        <table:table-row table:style-name="ro3">
          <table:table-cell office:value-type="string">
            <text:p>field_to_display_label</text:p>
          </table:table-cell>
          <table:table-cell office:value-type="string">
            <text:p>Aff.</text:p>
          </table:table-cell>
          <table:table-cell office:value-type="string">
            <text:p>Display</text:p>
          </table:table-cell>
          <table:table-cell office:value-type="string">
            <text:p>cible</text:p>
          </table:table-cell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field_to_display</text:p>
          </table:table-cell>
          <table:table-cell table:style-name="ce2" office:value-type="string">
            <text:p>Afficher cette colonne dans le rapport.</text:p>
          </table:table-cell>
          <table:table-cell table:style-name="ce2" office:value-type="string">
            <text:p>Display this column in the final report.</text:p>
          </table:table-cell>
          <table:table-cell office:value-type="string">
            <text:p>cible</text:p>
          </table:table-cell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field_to_filter_label</text:p>
          </table:table-cell>
          <table:table-cell office:value-type="string">
            <text:p>Filtrer</text:p>
          </table:table-cell>
          <table:table-cell office:value-type="string">
            <text:p>Filter</text:p>
          </table:table-cell>
          <table:table-cell office:value-type="string">
            <text:p>cible</text:p>
          </table:table-cell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field_to_filter</text:p>
          </table:table-cell>
          <table:table-cell office:value-type="string">
            <text:p>Filtrer les résultats en utilisant cette colonne.</text:p>
          </table:table-cell>
          <table:table-cell office:value-type="string">
            <text:p>Filter results with this column data.</text:p>
          </table:table-cell>
          <table:table-cell office:value-type="string">
            <text:p>cible</text:p>
          </table:table-cell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/>
          <table:table-cell table:number-columns-repeated="2" table:style-name="ce2"/>
          <table:table-cell office:value-type="string">
            <text:p>cible</text:p>
          </table:table-cell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ible</text:p>
          </table:table-cell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/>
          <table:table-cell office:value-type="string">
            <text:p>cible</text:p>
          </table:table-cell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/>
          <table:table-cell office:value-type="string">
            <text:p>cible</text:p>
          </table:table-cell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/>
          <table:table-cell office:value-type="string">
            <text:p>cible</text:p>
          </table:table-cell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5"/>
          <table:table-cell/>
        </table:table-row>
        <table:table-row table:style-name="ro2">
          <table:table-cell/>
          <table:table-cell table:style-name="ce2"/>
          <table:table-cell table:number-columns-repeated="5"/>
          <table:table-cell/>
        </table:table-row>
        <table:table-row table:style-name="ro2">
          <table:table-cell/>
          <table:table-cell table:number-columns-repeated="2" table:style-name="ce2"/>
          <table:table-cell table:number-columns-repeated="4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/>
          <table:table-cell table:style-name="ce2"/>
          <table:table-cell table:number-columns-repeated="5"/>
          <table:table-cell/>
        </table:table-row>
        <table:table-row table:style-name="ro2">
          <table:table-cell/>
          <table:table-cell table:style-name="ce2"/>
          <table:table-cell table:number-columns-repeated="5"/>
          <table:table-cell/>
        </table:table-row>
        <table:table-row table:style-name="ro2">
          <table:table-cell/>
          <table:table-cell table:style-name="ce2"/>
          <table:table-cell table:number-columns-repeated="5"/>
          <table:table-cell/>
        </table:table-row>
        <table:table-row table:style-name="ro2">
          <table:table-cell/>
          <table:table-cell table:number-columns-repeated="2" table:style-name="ce2"/>
          <table:table-cell table:number-columns-repeated="4"/>
          <table:table-cell/>
        </table:table-row>
        <table:table-row table:style-name="ro2">
          <table:table-cell/>
          <table:table-cell table:style-name="ce2"/>
          <table:table-cell table:number-columns-repeated="5"/>
          <table:table-cell/>
        </table:table-row>
        <table:table-row table:style-name="ro2">
          <table:table-cell/>
          <table:table-cell table:number-columns-repeated="2" table:style-name="ce2"/>
          <table:table-cell table:number-columns-repeated="4"/>
          <table:table-cell/>
        </table:table-row>
        <table:table-row table:style-name="ro2">
          <table:table-cell/>
          <table:table-cell table:number-columns-repeated="2" table:style-name="ce2"/>
          <table:table-cell table:number-columns-repeated="4"/>
          <table:table-cell/>
        </table:table-row>
        <table:table-row table:style-name="ro2">
          <table:table-cell/>
          <table:table-cell table:number-columns-repeated="2" table:style-name="ce2"/>
          <table:table-cell table:number-columns-repeated="4"/>
          <table:table-cell/>
        </table:table-row>
        <table:table-row table:style-name="ro2">
          <table:table-cell/>
          <table:table-cell table:number-columns-repeated="2" table:style-name="ce2"/>
          <table:table-cell table:number-columns-repeated="4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style-name="ce1"/>
          <table:table-cell table:number-columns-repeated="6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style-name="ce1"/>
          <table:table-cell table:number-columns-repeated="6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>
          <table:table-cell table:number-columns-repeated="7"/>
          <table:table-cell/>
        </table:table-row>
        <table:table-row table:style-name="ro2" table:number-rows-repeated="104849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esultat" table:style-name="ta1" table:print="false"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REPLACE INTO Static_Texts (ST_Identifier, ST_LangID, ST_Value, ST_Type, ST_Desc_backend, ST_Editable, ST_ModuleID) VALUES</text:p>
          </table:table-cell>
          <table:table-cell/>
        </table:table-row>
        <table:table-row table:style-name="ro2">
          <table:table-cell table:formula="of:=&quot;('&quot;&amp;[Source.A3]&amp;&quot;', &quot;&amp;[Source.$B$2]&amp;&quot;, '&quot;&amp;[Source.B3]&amp;&quot;',  '&quot;&amp;[Source.D3]&amp;&quot;', '&quot;&amp;[Source.E3]&amp;&quot;', &quot;&amp;[Source.F3]&amp;&quot;, &quot;&amp;[Source.G3]&amp;&quot;),&quot;" office:value-type="string" office:string-value="('field_to_display_label', 1, 'Aff.',  'cible', '', 0, 0),">
            <text:p>('field_to_display_label', 1, 'Aff.', <text:s/>'cible', '', 0, 0),</text:p>
          </table:table-cell>
          <table:table-cell table:formula="of:=&quot;('&quot;&amp;[Source.A3]&amp;&quot;', &quot;&amp;[Source.$C$2]&amp;&quot;, '&quot;&amp;[Source.C3]&amp;&quot;', '&quot;&amp;[Source.D3]&amp;&quot;', '&quot;&amp;[Source.E3]&amp;&quot;', &quot;&amp;[Source.F3]&amp;&quot;, &quot;&amp;[Source.G3]&amp;&quot;),&quot;" office:value-type="string" office:string-value="('field_to_display_label', 2, 'Display', 'cible', '', 0, 0),">
            <text:p>('field_to_display_label', 2, 'Display', 'cible', '', 0, 0),</text:p>
          </table:table-cell>
        </table:table-row>
        <table:table-row table:style-name="ro2">
          <table:table-cell table:formula="of:=&quot;('&quot;&amp;[Source.A4]&amp;&quot;', &quot;&amp;[Source.$B$2]&amp;&quot;, '&quot;&amp;[Source.B4]&amp;&quot;',  '&quot;&amp;[Source.D4]&amp;&quot;', '&quot;&amp;[Source.E4]&amp;&quot;', &quot;&amp;[Source.F4]&amp;&quot;, &quot;&amp;[Source.G4]&amp;&quot;),&quot;" office:value-type="string" office:string-value="('field_to_display', 1, 'Afficher cette colonne dans le rapport.',  'cible', '', 0, 0),">
            <text:p>('field_to_display', 1, 'Afficher cette colonne dans le rapport.', <text:s/>'cible', '', 0, 0),</text:p>
          </table:table-cell>
          <table:table-cell table:formula="of:=&quot;('&quot;&amp;[Source.A4]&amp;&quot;', &quot;&amp;[Source.$C$2]&amp;&quot;, '&quot;&amp;[Source.C4]&amp;&quot;', '&quot;&amp;[Source.D4]&amp;&quot;', '&quot;&amp;[Source.E4]&amp;&quot;', &quot;&amp;[Source.F4]&amp;&quot;, &quot;&amp;[Source.G4]&amp;&quot;),&quot;" office:value-type="string" office:string-value="('field_to_display', 2, 'Display this column in the final report.', 'cible', '', 0, 0),">
            <text:p>('field_to_display', 2, 'Display this column in the final report.', 'cible', '', 0, 0),</text:p>
          </table:table-cell>
        </table:table-row>
        <table:table-row table:style-name="ro2">
          <table:table-cell table:formula="of:=&quot;('&quot;&amp;[Source.A5]&amp;&quot;', &quot;&amp;[Source.$B$2]&amp;&quot;, '&quot;&amp;[Source.B5]&amp;&quot;',  '&quot;&amp;[Source.D5]&amp;&quot;', '&quot;&amp;[Source.E5]&amp;&quot;', &quot;&amp;[Source.F5]&amp;&quot;, &quot;&amp;[Source.G5]&amp;&quot;),&quot;" office:value-type="string" office:string-value="('field_to_filter_label', 1, 'Filtrer',  'cible', '', 0, 0),">
            <text:p>('field_to_filter_label', 1, 'Filtrer', <text:s/>'cible', '', 0, 0),</text:p>
          </table:table-cell>
          <table:table-cell table:formula="of:=&quot;('&quot;&amp;[Source.A5]&amp;&quot;', &quot;&amp;[Source.$C$2]&amp;&quot;, '&quot;&amp;[Source.C5]&amp;&quot;', '&quot;&amp;[Source.D5]&amp;&quot;', '&quot;&amp;[Source.E5]&amp;&quot;', &quot;&amp;[Source.F5]&amp;&quot;, &quot;&amp;[Source.G5]&amp;&quot;),&quot;" office:value-type="string" office:string-value="('field_to_filter_label', 2, 'Filter', 'cible', '', 0, 0),">
            <text:p>('field_to_filter_label', 2, 'Filter', 'cible', '', 0, 0),</text:p>
          </table:table-cell>
        </table:table-row>
        <table:table-row table:style-name="ro2">
          <table:table-cell table:formula="of:=&quot;('&quot;&amp;[Source.A6]&amp;&quot;', &quot;&amp;[Source.$B$2]&amp;&quot;, '&quot;&amp;[Source.B6]&amp;&quot;',  '&quot;&amp;[Source.D6]&amp;&quot;', '&quot;&amp;[Source.E6]&amp;&quot;', &quot;&amp;[Source.F6]&amp;&quot;, &quot;&amp;[Source.G6]&amp;&quot;),&quot;" office:value-type="string" office:string-value="('field_to_filter', 1, 'Filtrer les résultats en utilisant cette colonne.',  'cible', '', 0, 0),">
            <text:p>('field_to_filter', 1, 'Filtrer les résultats en utilisant cette colonne.', <text:s/>'cible', '', 0, 0),</text:p>
          </table:table-cell>
          <table:table-cell table:formula="of:=&quot;('&quot;&amp;[Source.A6]&amp;&quot;', &quot;&amp;[Source.$C$2]&amp;&quot;, '&quot;&amp;[Source.C6]&amp;&quot;', '&quot;&amp;[Source.D6]&amp;&quot;', '&quot;&amp;[Source.E6]&amp;&quot;', &quot;&amp;[Source.F6]&amp;&quot;, &quot;&amp;[Source.G6]&amp;&quot;),&quot;" office:value-type="string" office:string-value="('field_to_filter', 2, 'Filter results with this column data.', 'cible', '', 0, 0),">
            <text:p>('field_to_filter', 2, 'Filter results with this column data.', 'cible', '', 0, 0),</text:p>
          </table:table-cell>
        </table:table-row>
        <table:table-row table:style-name="ro2">
          <table:table-cell table:formula="of:=&quot;('&quot;&amp;[Source.A7]&amp;&quot;', &quot;&amp;[Source.$B$2]&amp;&quot;, '&quot;&amp;[Source.B7]&amp;&quot;',  '&quot;&amp;[Source.D7]&amp;&quot;', '&quot;&amp;[Source.E7]&amp;&quot;', &quot;&amp;[Source.F7]&amp;&quot;, &quot;&amp;[Source.G7]&amp;&quot;),&quot;" office:value-type="string" office:string-value="('', 1, '',  'cible', '', 0, 0),">
            <text:p>('', 1, '', <text:s/>'cible', '', 0, 0),</text:p>
          </table:table-cell>
          <table:table-cell table:formula="of:=&quot;('&quot;&amp;[Source.A7]&amp;&quot;', &quot;&amp;[Source.$C$2]&amp;&quot;, '&quot;&amp;[Source.C7]&amp;&quot;', '&quot;&amp;[Source.D7]&amp;&quot;', '&quot;&amp;[Source.E7]&amp;&quot;', &quot;&amp;[Source.F7]&amp;&quot;, &quot;&amp;[Source.G7]&amp;&quot;),&quot;" office:value-type="string" office:string-value="('', 2, '', 'cible', '', 0, 0),">
            <text:p>('', 2, '', 'cible', '', 0, 0),</text:p>
          </table:table-cell>
        </table:table-row>
        <table:table-row table:style-name="ro2">
          <table:table-cell table:formula="of:=&quot;('&quot;&amp;[Source.A8]&amp;&quot;', &quot;&amp;[Source.$B$2]&amp;&quot;, '&quot;&amp;[Source.B8]&amp;&quot;',  '&quot;&amp;[Source.D8]&amp;&quot;', '&quot;&amp;[Source.E8]&amp;&quot;', &quot;&amp;[Source.F8]&amp;&quot;, &quot;&amp;[Source.G8]&amp;&quot;),&quot;" office:value-type="string" office:string-value="('', 1, '',  'cible', '', 0, 0),">
            <text:p>('', 1, '', <text:s/>'cible', '', 0, 0),</text:p>
          </table:table-cell>
          <table:table-cell table:formula="of:=&quot;('&quot;&amp;[Source.A8]&amp;&quot;', &quot;&amp;[Source.$C$2]&amp;&quot;, '&quot;&amp;[Source.C8]&amp;&quot;', '&quot;&amp;[Source.D8]&amp;&quot;', '&quot;&amp;[Source.E8]&amp;&quot;', &quot;&amp;[Source.F8]&amp;&quot;, &quot;&amp;[Source.G8]&amp;&quot;),&quot;" office:value-type="string" office:string-value="('', 2, '', 'cible', '', 0, 0),">
            <text:p>('', 2, '', 'cible', '', 0, 0),</text:p>
          </table:table-cell>
        </table:table-row>
        <table:table-row table:style-name="ro2">
          <table:table-cell table:formula="of:=&quot;('&quot;&amp;[Source.A9]&amp;&quot;', &quot;&amp;[Source.$B$2]&amp;&quot;, '&quot;&amp;[Source.B9]&amp;&quot;',  '&quot;&amp;[Source.D9]&amp;&quot;', '&quot;&amp;[Source.E9]&amp;&quot;', &quot;&amp;[Source.F9]&amp;&quot;, &quot;&amp;[Source.G9]&amp;&quot;),&quot;" office:value-type="string" office:string-value="('', 1, '',  'cible', '', 0, 0),">
            <text:p>('', 1, '', <text:s/>'cible', '', 0, 0),</text:p>
          </table:table-cell>
          <table:table-cell table:formula="of:=&quot;('&quot;&amp;[Source.A9]&amp;&quot;', &quot;&amp;[Source.$C$2]&amp;&quot;, '&quot;&amp;[Source.C9]&amp;&quot;', '&quot;&amp;[Source.D9]&amp;&quot;', '&quot;&amp;[Source.E9]&amp;&quot;', &quot;&amp;[Source.F9]&amp;&quot;, &quot;&amp;[Source.G9]&amp;&quot;),&quot;" office:value-type="string" office:string-value="('', 2, '', 'cible', '', 0, 0),">
            <text:p>('', 2, '', 'cible', '', 0, 0),</text:p>
          </table:table-cell>
        </table:table-row>
        <table:table-row table:style-name="ro2">
          <table:table-cell table:formula="of:=&quot;('&quot;&amp;[Source.A10]&amp;&quot;', &quot;&amp;[Source.$B$2]&amp;&quot;, '&quot;&amp;[Source.B10]&amp;&quot;',  '&quot;&amp;[Source.D10]&amp;&quot;', '&quot;&amp;[Source.E10]&amp;&quot;', &quot;&amp;[Source.F10]&amp;&quot;, &quot;&amp;[Source.G10]&amp;&quot;),&quot;" office:value-type="string" office:string-value="('', 1, '',  'cible', '', 0, 0),">
            <text:p>('', 1, '', <text:s/>'cible', '', 0, 0),</text:p>
          </table:table-cell>
          <table:table-cell table:formula="of:=&quot;('&quot;&amp;[Source.A10]&amp;&quot;', &quot;&amp;[Source.$C$2]&amp;&quot;, '&quot;&amp;[Source.C10]&amp;&quot;', '&quot;&amp;[Source.D10]&amp;&quot;', '&quot;&amp;[Source.E10]&amp;&quot;', &quot;&amp;[Source.F10]&amp;&quot;, &quot;&amp;[Source.G10]&amp;&quot;),&quot;" office:value-type="string" office:string-value="('', 2, '', 'cible', '', 0, 0),">
            <text:p>('', 2, '', 'cible', '', 0, 0),</text:p>
          </table:table-cell>
        </table:table-row>
        <table:table-row table:style-name="ro2">
          <table:table-cell table:formula="of:=&quot;('&quot;&amp;[Source.A11]&amp;&quot;', &quot;&amp;[Source.$B$2]&amp;&quot;, '&quot;&amp;[Source.B11]&amp;&quot;',  '&quot;&amp;[Source.D11]&amp;&quot;', '&quot;&amp;[Source.E11]&amp;&quot;', &quot;&amp;[Source.F11]&amp;&quot;, &quot;&amp;[Source.G11]&amp;&quot;),&quot;" office:value-type="string" office:string-value="('', 1, '',  'cible', '', 0, 0),">
            <text:p>('', 1, '', <text:s/>'cible', '', 0, 0),</text:p>
          </table:table-cell>
          <table:table-cell table:formula="of:=&quot;('&quot;&amp;[Source.A11]&amp;&quot;', &quot;&amp;[Source.$C$2]&amp;&quot;, '&quot;&amp;[Source.C11]&amp;&quot;', '&quot;&amp;[Source.D11]&amp;&quot;', '&quot;&amp;[Source.E11]&amp;&quot;', &quot;&amp;[Source.F11]&amp;&quot;, &quot;&amp;[Source.G11]&amp;&quot;),&quot;" office:value-type="string" office:string-value="('', 2, '', 'cible', '', 0, 0),">
            <text:p>('', 2, '', 'cible', '', 0, 0),</text:p>
          </table:table-cell>
        </table:table-row>
        <table:table-row table:style-name="ro2">
          <table:table-cell table:formula="of:=&quot;('&quot;&amp;[Source.A12]&amp;&quot;', &quot;&amp;[Source.$B$2]&amp;&quot;, '&quot;&amp;[Source.B12]&amp;&quot;',  '&quot;&amp;[Source.D12]&amp;&quot;', '&quot;&amp;[Source.E12]&amp;&quot;', &quot;&amp;[Source.F12]&amp;&quot;, &quot;&amp;[Source.G12]&amp;&quot;),&quot;" office:value-type="string" office:string-value="('', 1, '',  '', '', , ),">
            <text:p>('', 1, '', <text:s/>'', '', , ),</text:p>
          </table:table-cell>
          <table:table-cell table:formula="of:=&quot;('&quot;&amp;[Source.A12]&amp;&quot;', &quot;&amp;[Source.$C$2]&amp;&quot;, '&quot;&amp;[Source.C12]&amp;&quot;', '&quot;&amp;[Source.D12]&amp;&quot;', '&quot;&amp;[Source.E12]&amp;&quot;', &quot;&amp;[Source.F12]&amp;&quot;, &quot;&amp;[Source.G12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13]&amp;&quot;', &quot;&amp;[Source.$B$2]&amp;&quot;, '&quot;&amp;[Source.B13]&amp;&quot;',  '&quot;&amp;[Source.D13]&amp;&quot;', '&quot;&amp;[Source.E13]&amp;&quot;', &quot;&amp;[Source.F13]&amp;&quot;, &quot;&amp;[Source.G13]&amp;&quot;),&quot;" office:value-type="string" office:string-value="('', 1, '',  '', '', , ),">
            <text:p>('', 1, '', <text:s/>'', '', , ),</text:p>
          </table:table-cell>
          <table:table-cell table:formula="of:=&quot;('&quot;&amp;[Source.A13]&amp;&quot;', &quot;&amp;[Source.$C$2]&amp;&quot;, '&quot;&amp;[Source.C13]&amp;&quot;', '&quot;&amp;[Source.D13]&amp;&quot;', '&quot;&amp;[Source.E13]&amp;&quot;', &quot;&amp;[Source.F13]&amp;&quot;, &quot;&amp;[Source.G13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14]&amp;&quot;', &quot;&amp;[Source.$B$2]&amp;&quot;, '&quot;&amp;[Source.B14]&amp;&quot;',  '&quot;&amp;[Source.D14]&amp;&quot;', '&quot;&amp;[Source.E14]&amp;&quot;', &quot;&amp;[Source.F14]&amp;&quot;, &quot;&amp;[Source.G14]&amp;&quot;),&quot;" office:value-type="string" office:string-value="('', 1, '',  '', '', , ),">
            <text:p>('', 1, '', <text:s/>'', '', , ),</text:p>
          </table:table-cell>
          <table:table-cell table:formula="of:=&quot;('&quot;&amp;[Source.A14]&amp;&quot;', &quot;&amp;[Source.$C$2]&amp;&quot;, '&quot;&amp;[Source.C14]&amp;&quot;', '&quot;&amp;[Source.D14]&amp;&quot;', '&quot;&amp;[Source.E14]&amp;&quot;', &quot;&amp;[Source.F14]&amp;&quot;, &quot;&amp;[Source.G14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15]&amp;&quot;', &quot;&amp;[Source.$B$2]&amp;&quot;, '&quot;&amp;[Source.B15]&amp;&quot;',  '&quot;&amp;[Source.D15]&amp;&quot;', '&quot;&amp;[Source.E15]&amp;&quot;', &quot;&amp;[Source.F15]&amp;&quot;, &quot;&amp;[Source.G15]&amp;&quot;),&quot;" office:value-type="string" office:string-value="('', 1, '',  '', '', , ),">
            <text:p>('', 1, '', <text:s/>'', '', , ),</text:p>
          </table:table-cell>
          <table:table-cell table:formula="of:=&quot;('&quot;&amp;[Source.A15]&amp;&quot;', &quot;&amp;[Source.$C$2]&amp;&quot;, '&quot;&amp;[Source.C15]&amp;&quot;', '&quot;&amp;[Source.D15]&amp;&quot;', '&quot;&amp;[Source.E15]&amp;&quot;', &quot;&amp;[Source.F15]&amp;&quot;, &quot;&amp;[Source.G15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16]&amp;&quot;', &quot;&amp;[Source.$B$2]&amp;&quot;, '&quot;&amp;[Source.B16]&amp;&quot;',  '&quot;&amp;[Source.D16]&amp;&quot;', '&quot;&amp;[Source.E16]&amp;&quot;', &quot;&amp;[Source.F16]&amp;&quot;, &quot;&amp;[Source.G16]&amp;&quot;),&quot;" office:value-type="string" office:string-value="('', 1, '',  '', '', , ),">
            <text:p>('', 1, '', <text:s/>'', '', , ),</text:p>
          </table:table-cell>
          <table:table-cell table:formula="of:=&quot;('&quot;&amp;[Source.A16]&amp;&quot;', &quot;&amp;[Source.$C$2]&amp;&quot;, '&quot;&amp;[Source.C16]&amp;&quot;', '&quot;&amp;[Source.D16]&amp;&quot;', '&quot;&amp;[Source.E16]&amp;&quot;', &quot;&amp;[Source.F16]&amp;&quot;, &quot;&amp;[Source.G16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17]&amp;&quot;', &quot;&amp;[Source.$B$2]&amp;&quot;, '&quot;&amp;[Source.B17]&amp;&quot;',  '&quot;&amp;[Source.D17]&amp;&quot;', '&quot;&amp;[Source.E17]&amp;&quot;', &quot;&amp;[Source.F17]&amp;&quot;, &quot;&amp;[Source.G17]&amp;&quot;),&quot;" office:value-type="string" office:string-value="('', 1, '',  '', '', , ),">
            <text:p>('', 1, '', <text:s/>'', '', , ),</text:p>
          </table:table-cell>
          <table:table-cell table:formula="of:=&quot;('&quot;&amp;[Source.A17]&amp;&quot;', &quot;&amp;[Source.$C$2]&amp;&quot;, '&quot;&amp;[Source.C17]&amp;&quot;', '&quot;&amp;[Source.D17]&amp;&quot;', '&quot;&amp;[Source.E17]&amp;&quot;', &quot;&amp;[Source.F17]&amp;&quot;, &quot;&amp;[Source.G17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18]&amp;&quot;', &quot;&amp;[Source.$B$2]&amp;&quot;, '&quot;&amp;[Source.B18]&amp;&quot;',  '&quot;&amp;[Source.D18]&amp;&quot;', '&quot;&amp;[Source.E18]&amp;&quot;', &quot;&amp;[Source.F18]&amp;&quot;, &quot;&amp;[Source.G18]&amp;&quot;),&quot;" office:value-type="string" office:string-value="('', 1, '',  '', '', , ),">
            <text:p>('', 1, '', <text:s/>'', '', , ),</text:p>
          </table:table-cell>
          <table:table-cell table:formula="of:=&quot;('&quot;&amp;[Source.A18]&amp;&quot;', &quot;&amp;[Source.$C$2]&amp;&quot;, '&quot;&amp;[Source.C18]&amp;&quot;', '&quot;&amp;[Source.D18]&amp;&quot;', '&quot;&amp;[Source.E18]&amp;&quot;', &quot;&amp;[Source.F18]&amp;&quot;, &quot;&amp;[Source.G18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19]&amp;&quot;', &quot;&amp;[Source.$B$2]&amp;&quot;, '&quot;&amp;[Source.B19]&amp;&quot;',  '&quot;&amp;[Source.D19]&amp;&quot;', '&quot;&amp;[Source.E19]&amp;&quot;', &quot;&amp;[Source.F19]&amp;&quot;, &quot;&amp;[Source.G19]&amp;&quot;),&quot;" office:value-type="string" office:string-value="('', 1, '',  '', '', , ),">
            <text:p>('', 1, '', <text:s/>'', '', , ),</text:p>
          </table:table-cell>
          <table:table-cell table:formula="of:=&quot;('&quot;&amp;[Source.A19]&amp;&quot;', &quot;&amp;[Source.$C$2]&amp;&quot;, '&quot;&amp;[Source.C19]&amp;&quot;', '&quot;&amp;[Source.D19]&amp;&quot;', '&quot;&amp;[Source.E19]&amp;&quot;', &quot;&amp;[Source.F19]&amp;&quot;, &quot;&amp;[Source.G19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20]&amp;&quot;', &quot;&amp;[Source.$B$2]&amp;&quot;, '&quot;&amp;[Source.B20]&amp;&quot;',  '&quot;&amp;[Source.D20]&amp;&quot;', '&quot;&amp;[Source.E20]&amp;&quot;', &quot;&amp;[Source.F20]&amp;&quot;, &quot;&amp;[Source.G20]&amp;&quot;),&quot;" office:value-type="string" office:string-value="('', 1, '',  '', '', , ),">
            <text:p>('', 1, '', <text:s/>'', '', , ),</text:p>
          </table:table-cell>
          <table:table-cell table:formula="of:=&quot;('&quot;&amp;[Source.A20]&amp;&quot;', &quot;&amp;[Source.$C$2]&amp;&quot;, '&quot;&amp;[Source.C20]&amp;&quot;', '&quot;&amp;[Source.D20]&amp;&quot;', '&quot;&amp;[Source.E20]&amp;&quot;', &quot;&amp;[Source.F20]&amp;&quot;, &quot;&amp;[Source.G20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21]&amp;&quot;', &quot;&amp;[Source.$B$2]&amp;&quot;, '&quot;&amp;[Source.B21]&amp;&quot;',  '&quot;&amp;[Source.D21]&amp;&quot;', '&quot;&amp;[Source.E21]&amp;&quot;', &quot;&amp;[Source.F21]&amp;&quot;, &quot;&amp;[Source.G21]&amp;&quot;),&quot;" office:value-type="string" office:string-value="('', 1, '',  '', '', , ),">
            <text:p>('', 1, '', <text:s/>'', '', , ),</text:p>
          </table:table-cell>
          <table:table-cell table:formula="of:=&quot;('&quot;&amp;[Source.A21]&amp;&quot;', &quot;&amp;[Source.$C$2]&amp;&quot;, '&quot;&amp;[Source.C21]&amp;&quot;', '&quot;&amp;[Source.D21]&amp;&quot;', '&quot;&amp;[Source.E21]&amp;&quot;', &quot;&amp;[Source.F21]&amp;&quot;, &quot;&amp;[Source.G21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22]&amp;&quot;', &quot;&amp;[Source.$B$2]&amp;&quot;, '&quot;&amp;[Source.B22]&amp;&quot;',  '&quot;&amp;[Source.D22]&amp;&quot;', '&quot;&amp;[Source.E22]&amp;&quot;', &quot;&amp;[Source.F22]&amp;&quot;, &quot;&amp;[Source.G22]&amp;&quot;),&quot;" office:value-type="string" office:string-value="('', 1, '',  '', '', , ),">
            <text:p>('', 1, '', <text:s/>'', '', , ),</text:p>
          </table:table-cell>
          <table:table-cell table:formula="of:=&quot;('&quot;&amp;[Source.A22]&amp;&quot;', &quot;&amp;[Source.$C$2]&amp;&quot;, '&quot;&amp;[Source.C22]&amp;&quot;', '&quot;&amp;[Source.D22]&amp;&quot;', '&quot;&amp;[Source.E22]&amp;&quot;', &quot;&amp;[Source.F22]&amp;&quot;, &quot;&amp;[Source.G22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23]&amp;&quot;', &quot;&amp;[Source.$B$2]&amp;&quot;, '&quot;&amp;[Source.B23]&amp;&quot;',  '&quot;&amp;[Source.D23]&amp;&quot;', '&quot;&amp;[Source.E23]&amp;&quot;', &quot;&amp;[Source.F23]&amp;&quot;, &quot;&amp;[Source.G23]&amp;&quot;),&quot;" office:value-type="string" office:string-value="('', 1, '',  '', '', , ),">
            <text:p>('', 1, '', <text:s/>'', '', , ),</text:p>
          </table:table-cell>
          <table:table-cell table:formula="of:=&quot;('&quot;&amp;[Source.A23]&amp;&quot;', &quot;&amp;[Source.$C$2]&amp;&quot;, '&quot;&amp;[Source.C23]&amp;&quot;', '&quot;&amp;[Source.D23]&amp;&quot;', '&quot;&amp;[Source.E23]&amp;&quot;', &quot;&amp;[Source.F23]&amp;&quot;, &quot;&amp;[Source.G23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24]&amp;&quot;', &quot;&amp;[Source.$B$2]&amp;&quot;, '&quot;&amp;[Source.B24]&amp;&quot;',  '&quot;&amp;[Source.D24]&amp;&quot;', '&quot;&amp;[Source.E24]&amp;&quot;', &quot;&amp;[Source.F24]&amp;&quot;, &quot;&amp;[Source.G24]&amp;&quot;),&quot;" office:value-type="string" office:string-value="('', 1, '',  '', '', , ),">
            <text:p>('', 1, '', <text:s/>'', '', , ),</text:p>
          </table:table-cell>
          <table:table-cell table:formula="of:=&quot;('&quot;&amp;[Source.A24]&amp;&quot;', &quot;&amp;[Source.$C$2]&amp;&quot;, '&quot;&amp;[Source.C24]&amp;&quot;', '&quot;&amp;[Source.D24]&amp;&quot;', '&quot;&amp;[Source.E24]&amp;&quot;', &quot;&amp;[Source.F24]&amp;&quot;, &quot;&amp;[Source.G24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25]&amp;&quot;', &quot;&amp;[Source.$B$2]&amp;&quot;, '&quot;&amp;[Source.B25]&amp;&quot;',  '&quot;&amp;[Source.D25]&amp;&quot;', '&quot;&amp;[Source.E25]&amp;&quot;', &quot;&amp;[Source.F25]&amp;&quot;, &quot;&amp;[Source.G25]&amp;&quot;),&quot;" office:value-type="string" office:string-value="('', 1, '',  '', '', , ),">
            <text:p>('', 1, '', <text:s/>'', '', , ),</text:p>
          </table:table-cell>
          <table:table-cell table:formula="of:=&quot;('&quot;&amp;[Source.A25]&amp;&quot;', &quot;&amp;[Source.$C$2]&amp;&quot;, '&quot;&amp;[Source.C25]&amp;&quot;', '&quot;&amp;[Source.D25]&amp;&quot;', '&quot;&amp;[Source.E25]&amp;&quot;', &quot;&amp;[Source.F25]&amp;&quot;, &quot;&amp;[Source.G25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26]&amp;&quot;', &quot;&amp;[Source.$B$2]&amp;&quot;, '&quot;&amp;[Source.B26]&amp;&quot;',  '&quot;&amp;[Source.D26]&amp;&quot;', '&quot;&amp;[Source.E26]&amp;&quot;', &quot;&amp;[Source.F26]&amp;&quot;, &quot;&amp;[Source.G26]&amp;&quot;),&quot;" office:value-type="string" office:string-value="('', 1, '',  '', '', , ),">
            <text:p>('', 1, '', <text:s/>'', '', , ),</text:p>
          </table:table-cell>
          <table:table-cell table:formula="of:=&quot;('&quot;&amp;[Source.A26]&amp;&quot;', &quot;&amp;[Source.$C$2]&amp;&quot;, '&quot;&amp;[Source.C26]&amp;&quot;', '&quot;&amp;[Source.D26]&amp;&quot;', '&quot;&amp;[Source.E26]&amp;&quot;', &quot;&amp;[Source.F26]&amp;&quot;, &quot;&amp;[Source.G26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27]&amp;&quot;', &quot;&amp;[Source.$B$2]&amp;&quot;, '&quot;&amp;[Source.B27]&amp;&quot;',  '&quot;&amp;[Source.D27]&amp;&quot;', '&quot;&amp;[Source.E27]&amp;&quot;', &quot;&amp;[Source.F27]&amp;&quot;, &quot;&amp;[Source.G27]&amp;&quot;),&quot;" office:value-type="string" office:string-value="('', 1, '',  '', '', , ),">
            <text:p>('', 1, '', <text:s/>'', '', , ),</text:p>
          </table:table-cell>
          <table:table-cell table:formula="of:=&quot;('&quot;&amp;[Source.A27]&amp;&quot;', &quot;&amp;[Source.$C$2]&amp;&quot;, '&quot;&amp;[Source.C27]&amp;&quot;', '&quot;&amp;[Source.D27]&amp;&quot;', '&quot;&amp;[Source.E27]&amp;&quot;', &quot;&amp;[Source.F27]&amp;&quot;, &quot;&amp;[Source.G27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28]&amp;&quot;', &quot;&amp;[Source.$B$2]&amp;&quot;, '&quot;&amp;[Source.B28]&amp;&quot;',  '&quot;&amp;[Source.D28]&amp;&quot;', '&quot;&amp;[Source.E28]&amp;&quot;', &quot;&amp;[Source.F28]&amp;&quot;, &quot;&amp;[Source.G28]&amp;&quot;),&quot;" office:value-type="string" office:string-value="('', 1, '',  '', '', , ),">
            <text:p>('', 1, '', <text:s/>'', '', , ),</text:p>
          </table:table-cell>
          <table:table-cell table:formula="of:=&quot;('&quot;&amp;[Source.A28]&amp;&quot;', &quot;&amp;[Source.$C$2]&amp;&quot;, '&quot;&amp;[Source.C28]&amp;&quot;', '&quot;&amp;[Source.D28]&amp;&quot;', '&quot;&amp;[Source.E28]&amp;&quot;', &quot;&amp;[Source.F28]&amp;&quot;, &quot;&amp;[Source.G28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29]&amp;&quot;', &quot;&amp;[Source.$B$2]&amp;&quot;, '&quot;&amp;[Source.B29]&amp;&quot;',  '&quot;&amp;[Source.D29]&amp;&quot;', '&quot;&amp;[Source.E29]&amp;&quot;', &quot;&amp;[Source.F29]&amp;&quot;, &quot;&amp;[Source.G29]&amp;&quot;),&quot;" office:value-type="string" office:string-value="('', 1, '',  '', '', , ),">
            <text:p>('', 1, '', <text:s/>'', '', , ),</text:p>
          </table:table-cell>
          <table:table-cell table:formula="of:=&quot;('&quot;&amp;[Source.A29]&amp;&quot;', &quot;&amp;[Source.$C$2]&amp;&quot;, '&quot;&amp;[Source.C29]&amp;&quot;', '&quot;&amp;[Source.D29]&amp;&quot;', '&quot;&amp;[Source.E29]&amp;&quot;', &quot;&amp;[Source.F29]&amp;&quot;, &quot;&amp;[Source.G29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30]&amp;&quot;', &quot;&amp;[Source.$B$2]&amp;&quot;, '&quot;&amp;[Source.B30]&amp;&quot;',  '&quot;&amp;[Source.D30]&amp;&quot;', '&quot;&amp;[Source.E30]&amp;&quot;', &quot;&amp;[Source.F30]&amp;&quot;, &quot;&amp;[Source.G30]&amp;&quot;),&quot;" office:value-type="string" office:string-value="('', 1, '',  '', '', , ),">
            <text:p>('', 1, '', <text:s/>'', '', , ),</text:p>
          </table:table-cell>
          <table:table-cell table:formula="of:=&quot;('&quot;&amp;[Source.A30]&amp;&quot;', &quot;&amp;[Source.$C$2]&amp;&quot;, '&quot;&amp;[Source.C30]&amp;&quot;', '&quot;&amp;[Source.D30]&amp;&quot;', '&quot;&amp;[Source.E30]&amp;&quot;', &quot;&amp;[Source.F30]&amp;&quot;, &quot;&amp;[Source.G30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31]&amp;&quot;', &quot;&amp;[Source.$B$2]&amp;&quot;, '&quot;&amp;[Source.B31]&amp;&quot;',  '&quot;&amp;[Source.D31]&amp;&quot;', '&quot;&amp;[Source.E31]&amp;&quot;', &quot;&amp;[Source.F31]&amp;&quot;, &quot;&amp;[Source.G31]&amp;&quot;),&quot;" office:value-type="string" office:string-value="('', 1, '',  '', '', , ),">
            <text:p>('', 1, '', <text:s/>'', '', , ),</text:p>
          </table:table-cell>
          <table:table-cell table:formula="of:=&quot;('&quot;&amp;[Source.A31]&amp;&quot;', &quot;&amp;[Source.$C$2]&amp;&quot;, '&quot;&amp;[Source.C31]&amp;&quot;', '&quot;&amp;[Source.D31]&amp;&quot;', '&quot;&amp;[Source.E31]&amp;&quot;', &quot;&amp;[Source.F31]&amp;&quot;, &quot;&amp;[Source.G31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32]&amp;&quot;', &quot;&amp;[Source.$B$2]&amp;&quot;, '&quot;&amp;[Source.B32]&amp;&quot;',  '&quot;&amp;[Source.D32]&amp;&quot;', '&quot;&amp;[Source.E32]&amp;&quot;', &quot;&amp;[Source.F32]&amp;&quot;, &quot;&amp;[Source.G32]&amp;&quot;),&quot;" office:value-type="string" office:string-value="('', 1, '',  '', '', , ),">
            <text:p>('', 1, '', <text:s/>'', '', , ),</text:p>
          </table:table-cell>
          <table:table-cell table:formula="of:=&quot;('&quot;&amp;[Source.A32]&amp;&quot;', &quot;&amp;[Source.$C$2]&amp;&quot;, '&quot;&amp;[Source.C32]&amp;&quot;', '&quot;&amp;[Source.D32]&amp;&quot;', '&quot;&amp;[Source.E32]&amp;&quot;', &quot;&amp;[Source.F32]&amp;&quot;, &quot;&amp;[Source.G32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33]&amp;&quot;', &quot;&amp;[Source.$B$2]&amp;&quot;, '&quot;&amp;[Source.B33]&amp;&quot;',  '&quot;&amp;[Source.D33]&amp;&quot;', '&quot;&amp;[Source.E33]&amp;&quot;', &quot;&amp;[Source.F33]&amp;&quot;, &quot;&amp;[Source.G33]&amp;&quot;),&quot;" office:value-type="string" office:string-value="('', 1, '',  '', '', , ),">
            <text:p>('', 1, '', <text:s/>'', '', , ),</text:p>
          </table:table-cell>
          <table:table-cell table:formula="of:=&quot;('&quot;&amp;[Source.A33]&amp;&quot;', &quot;&amp;[Source.$C$2]&amp;&quot;, '&quot;&amp;[Source.C33]&amp;&quot;', '&quot;&amp;[Source.D33]&amp;&quot;', '&quot;&amp;[Source.E33]&amp;&quot;', &quot;&amp;[Source.F33]&amp;&quot;, &quot;&amp;[Source.G33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34]&amp;&quot;', &quot;&amp;[Source.$B$2]&amp;&quot;, '&quot;&amp;[Source.B34]&amp;&quot;',  '&quot;&amp;[Source.D34]&amp;&quot;', '&quot;&amp;[Source.E34]&amp;&quot;', &quot;&amp;[Source.F34]&amp;&quot;, &quot;&amp;[Source.G34]&amp;&quot;),&quot;" office:value-type="string" office:string-value="('', 1, '',  '', '', , ),">
            <text:p>('', 1, '', <text:s/>'', '', , ),</text:p>
          </table:table-cell>
          <table:table-cell table:formula="of:=&quot;('&quot;&amp;[Source.A34]&amp;&quot;', &quot;&amp;[Source.$C$2]&amp;&quot;, '&quot;&amp;[Source.C34]&amp;&quot;', '&quot;&amp;[Source.D34]&amp;&quot;', '&quot;&amp;[Source.E34]&amp;&quot;', &quot;&amp;[Source.F34]&amp;&quot;, &quot;&amp;[Source.G34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35]&amp;&quot;', &quot;&amp;[Source.$B$2]&amp;&quot;, '&quot;&amp;[Source.B35]&amp;&quot;',  '&quot;&amp;[Source.D35]&amp;&quot;', '&quot;&amp;[Source.E35]&amp;&quot;', &quot;&amp;[Source.F35]&amp;&quot;, &quot;&amp;[Source.G35]&amp;&quot;),&quot;" office:value-type="string" office:string-value="('', 1, '',  '', '', , ),">
            <text:p>('', 1, '', <text:s/>'', '', , ),</text:p>
          </table:table-cell>
          <table:table-cell table:formula="of:=&quot;('&quot;&amp;[Source.A35]&amp;&quot;', &quot;&amp;[Source.$C$2]&amp;&quot;, '&quot;&amp;[Source.C35]&amp;&quot;', '&quot;&amp;[Source.D35]&amp;&quot;', '&quot;&amp;[Source.E35]&amp;&quot;', &quot;&amp;[Source.F35]&amp;&quot;, &quot;&amp;[Source.G35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36]&amp;&quot;', &quot;&amp;[Source.$B$2]&amp;&quot;, '&quot;&amp;[Source.B36]&amp;&quot;',  '&quot;&amp;[Source.D36]&amp;&quot;', '&quot;&amp;[Source.E36]&amp;&quot;', &quot;&amp;[Source.F36]&amp;&quot;, &quot;&amp;[Source.G36]&amp;&quot;),&quot;" office:value-type="string" office:string-value="('', 1, '',  '', '', , ),">
            <text:p>('', 1, '', <text:s/>'', '', , ),</text:p>
          </table:table-cell>
          <table:table-cell table:formula="of:=&quot;('&quot;&amp;[Source.A36]&amp;&quot;', &quot;&amp;[Source.$C$2]&amp;&quot;, '&quot;&amp;[Source.C36]&amp;&quot;', '&quot;&amp;[Source.D36]&amp;&quot;', '&quot;&amp;[Source.E36]&amp;&quot;', &quot;&amp;[Source.F36]&amp;&quot;, &quot;&amp;[Source.G36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37]&amp;&quot;', &quot;&amp;[Source.$B$2]&amp;&quot;, '&quot;&amp;[Source.B37]&amp;&quot;',  '&quot;&amp;[Source.D37]&amp;&quot;', '&quot;&amp;[Source.E37]&amp;&quot;', &quot;&amp;[Source.F37]&amp;&quot;, &quot;&amp;[Source.G37]&amp;&quot;),&quot;" office:value-type="string" office:string-value="('', 1, '',  '', '', , ),">
            <text:p>('', 1, '', <text:s/>'', '', , ),</text:p>
          </table:table-cell>
          <table:table-cell table:formula="of:=&quot;('&quot;&amp;[Source.A37]&amp;&quot;', &quot;&amp;[Source.$C$2]&amp;&quot;, '&quot;&amp;[Source.C37]&amp;&quot;', '&quot;&amp;[Source.D37]&amp;&quot;', '&quot;&amp;[Source.E37]&amp;&quot;', &quot;&amp;[Source.F37]&amp;&quot;, &quot;&amp;[Source.G37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38]&amp;&quot;', &quot;&amp;[Source.$B$2]&amp;&quot;, '&quot;&amp;[Source.B38]&amp;&quot;',  '&quot;&amp;[Source.D38]&amp;&quot;', '&quot;&amp;[Source.E38]&amp;&quot;', &quot;&amp;[Source.F38]&amp;&quot;, &quot;&amp;[Source.G38]&amp;&quot;),&quot;" office:value-type="string" office:string-value="('', 1, '',  '', '', , ),">
            <text:p>('', 1, '', <text:s/>'', '', , ),</text:p>
          </table:table-cell>
          <table:table-cell table:formula="of:=&quot;('&quot;&amp;[Source.A38]&amp;&quot;', &quot;&amp;[Source.$C$2]&amp;&quot;, '&quot;&amp;[Source.C38]&amp;&quot;', '&quot;&amp;[Source.D38]&amp;&quot;', '&quot;&amp;[Source.E38]&amp;&quot;', &quot;&amp;[Source.F38]&amp;&quot;, &quot;&amp;[Source.G38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39]&amp;&quot;', &quot;&amp;[Source.$B$2]&amp;&quot;, '&quot;&amp;[Source.B39]&amp;&quot;',  '&quot;&amp;[Source.D39]&amp;&quot;', '&quot;&amp;[Source.E39]&amp;&quot;', &quot;&amp;[Source.F39]&amp;&quot;, &quot;&amp;[Source.G39]&amp;&quot;),&quot;" office:value-type="string" office:string-value="('', 1, '',  '', '', , ),">
            <text:p>('', 1, '', <text:s/>'', '', , ),</text:p>
          </table:table-cell>
          <table:table-cell table:formula="of:=&quot;('&quot;&amp;[Source.A39]&amp;&quot;', &quot;&amp;[Source.$C$2]&amp;&quot;, '&quot;&amp;[Source.C39]&amp;&quot;', '&quot;&amp;[Source.D39]&amp;&quot;', '&quot;&amp;[Source.E39]&amp;&quot;', &quot;&amp;[Source.F39]&amp;&quot;, &quot;&amp;[Source.G39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40]&amp;&quot;', &quot;&amp;[Source.$B$2]&amp;&quot;, '&quot;&amp;[Source.B40]&amp;&quot;',  '&quot;&amp;[Source.D40]&amp;&quot;', '&quot;&amp;[Source.E40]&amp;&quot;', &quot;&amp;[Source.F40]&amp;&quot;, &quot;&amp;[Source.G40]&amp;&quot;),&quot;" office:value-type="string" office:string-value="('', 1, '',  '', '', , ),">
            <text:p>('', 1, '', <text:s/>'', '', , ),</text:p>
          </table:table-cell>
          <table:table-cell table:formula="of:=&quot;('&quot;&amp;[Source.A40]&amp;&quot;', &quot;&amp;[Source.$C$2]&amp;&quot;, '&quot;&amp;[Source.C40]&amp;&quot;', '&quot;&amp;[Source.D40]&amp;&quot;', '&quot;&amp;[Source.E40]&amp;&quot;', &quot;&amp;[Source.F40]&amp;&quot;, &quot;&amp;[Source.G40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41]&amp;&quot;', &quot;&amp;[Source.$B$2]&amp;&quot;, '&quot;&amp;[Source.B41]&amp;&quot;',  '&quot;&amp;[Source.D41]&amp;&quot;', '&quot;&amp;[Source.E41]&amp;&quot;', &quot;&amp;[Source.F41]&amp;&quot;, &quot;&amp;[Source.G41]&amp;&quot;),&quot;" office:value-type="string" office:string-value="('', 1, '',  '', '', , ),">
            <text:p>('', 1, '', <text:s/>'', '', , ),</text:p>
          </table:table-cell>
          <table:table-cell table:formula="of:=&quot;('&quot;&amp;[Source.A41]&amp;&quot;', &quot;&amp;[Source.$C$2]&amp;&quot;, '&quot;&amp;[Source.C41]&amp;&quot;', '&quot;&amp;[Source.D41]&amp;&quot;', '&quot;&amp;[Source.E41]&amp;&quot;', &quot;&amp;[Source.F41]&amp;&quot;, &quot;&amp;[Source.G41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42]&amp;&quot;', &quot;&amp;[Source.$B$2]&amp;&quot;, '&quot;&amp;[Source.B42]&amp;&quot;',  '&quot;&amp;[Source.D42]&amp;&quot;', '&quot;&amp;[Source.E42]&amp;&quot;', &quot;&amp;[Source.F42]&amp;&quot;, &quot;&amp;[Source.G42]&amp;&quot;),&quot;" office:value-type="string" office:string-value="('', 1, '',  '', '', , ),">
            <text:p>('', 1, '', <text:s/>'', '', , ),</text:p>
          </table:table-cell>
          <table:table-cell table:formula="of:=&quot;('&quot;&amp;[Source.A42]&amp;&quot;', &quot;&amp;[Source.$C$2]&amp;&quot;, '&quot;&amp;[Source.C42]&amp;&quot;', '&quot;&amp;[Source.D42]&amp;&quot;', '&quot;&amp;[Source.E42]&amp;&quot;', &quot;&amp;[Source.F42]&amp;&quot;, &quot;&amp;[Source.G42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43]&amp;&quot;', &quot;&amp;[Source.$B$2]&amp;&quot;, '&quot;&amp;[Source.B43]&amp;&quot;',  '&quot;&amp;[Source.D43]&amp;&quot;', '&quot;&amp;[Source.E43]&amp;&quot;', &quot;&amp;[Source.F43]&amp;&quot;, &quot;&amp;[Source.G43]&amp;&quot;),&quot;" office:value-type="string" office:string-value="('', 1, '',  '', '', , ),">
            <text:p>('', 1, '', <text:s/>'', '', , ),</text:p>
          </table:table-cell>
          <table:table-cell table:formula="of:=&quot;('&quot;&amp;[Source.A43]&amp;&quot;', &quot;&amp;[Source.$C$2]&amp;&quot;, '&quot;&amp;[Source.C43]&amp;&quot;', '&quot;&amp;[Source.D43]&amp;&quot;', '&quot;&amp;[Source.E43]&amp;&quot;', &quot;&amp;[Source.F43]&amp;&quot;, &quot;&amp;[Source.G43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44]&amp;&quot;', &quot;&amp;[Source.$B$2]&amp;&quot;, '&quot;&amp;[Source.B44]&amp;&quot;',  '&quot;&amp;[Source.D44]&amp;&quot;', '&quot;&amp;[Source.E44]&amp;&quot;', &quot;&amp;[Source.F44]&amp;&quot;, &quot;&amp;[Source.G44]&amp;&quot;),&quot;" office:value-type="string" office:string-value="('', 1, '',  '', '', , ),">
            <text:p>('', 1, '', <text:s/>'', '', , ),</text:p>
          </table:table-cell>
          <table:table-cell table:formula="of:=&quot;('&quot;&amp;[Source.A44]&amp;&quot;', &quot;&amp;[Source.$C$2]&amp;&quot;, '&quot;&amp;[Source.C44]&amp;&quot;', '&quot;&amp;[Source.D44]&amp;&quot;', '&quot;&amp;[Source.E44]&amp;&quot;', &quot;&amp;[Source.F44]&amp;&quot;, &quot;&amp;[Source.G44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45]&amp;&quot;', &quot;&amp;[Source.$B$2]&amp;&quot;, '&quot;&amp;[Source.B45]&amp;&quot;',  '&quot;&amp;[Source.D45]&amp;&quot;', '&quot;&amp;[Source.E45]&amp;&quot;', &quot;&amp;[Source.F45]&amp;&quot;, &quot;&amp;[Source.G45]&amp;&quot;),&quot;" office:value-type="string" office:string-value="('', 1, '',  '', '', , ),">
            <text:p>('', 1, '', <text:s/>'', '', , ),</text:p>
          </table:table-cell>
          <table:table-cell table:formula="of:=&quot;('&quot;&amp;[Source.A45]&amp;&quot;', &quot;&amp;[Source.$C$2]&amp;&quot;, '&quot;&amp;[Source.C45]&amp;&quot;', '&quot;&amp;[Source.D45]&amp;&quot;', '&quot;&amp;[Source.E45]&amp;&quot;', &quot;&amp;[Source.F45]&amp;&quot;, &quot;&amp;[Source.G45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46]&amp;&quot;', &quot;&amp;[Source.$B$2]&amp;&quot;, '&quot;&amp;[Source.B46]&amp;&quot;',  '&quot;&amp;[Source.D46]&amp;&quot;', '&quot;&amp;[Source.E46]&amp;&quot;', &quot;&amp;[Source.F46]&amp;&quot;, &quot;&amp;[Source.G46]&amp;&quot;),&quot;" office:value-type="string" office:string-value="('', 1, '',  '', '', , ),">
            <text:p>('', 1, '', <text:s/>'', '', , ),</text:p>
          </table:table-cell>
          <table:table-cell table:formula="of:=&quot;('&quot;&amp;[Source.A46]&amp;&quot;', &quot;&amp;[Source.$C$2]&amp;&quot;, '&quot;&amp;[Source.C46]&amp;&quot;', '&quot;&amp;[Source.D46]&amp;&quot;', '&quot;&amp;[Source.E46]&amp;&quot;', &quot;&amp;[Source.F46]&amp;&quot;, &quot;&amp;[Source.G46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47]&amp;&quot;', &quot;&amp;[Source.$B$2]&amp;&quot;, '&quot;&amp;[Source.B47]&amp;&quot;',  '&quot;&amp;[Source.D47]&amp;&quot;', '&quot;&amp;[Source.E47]&amp;&quot;', &quot;&amp;[Source.F47]&amp;&quot;, &quot;&amp;[Source.G47]&amp;&quot;),&quot;" office:value-type="string" office:string-value="('', 1, '',  '', '', , ),">
            <text:p>('', 1, '', <text:s/>'', '', , ),</text:p>
          </table:table-cell>
          <table:table-cell table:formula="of:=&quot;('&quot;&amp;[Source.A47]&amp;&quot;', &quot;&amp;[Source.$C$2]&amp;&quot;, '&quot;&amp;[Source.C47]&amp;&quot;', '&quot;&amp;[Source.D47]&amp;&quot;', '&quot;&amp;[Source.E47]&amp;&quot;', &quot;&amp;[Source.F47]&amp;&quot;, &quot;&amp;[Source.G47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48]&amp;&quot;', &quot;&amp;[Source.$B$2]&amp;&quot;, '&quot;&amp;[Source.B48]&amp;&quot;',  '&quot;&amp;[Source.D48]&amp;&quot;', '&quot;&amp;[Source.E48]&amp;&quot;', &quot;&amp;[Source.F48]&amp;&quot;, &quot;&amp;[Source.G48]&amp;&quot;),&quot;" office:value-type="string" office:string-value="('', 1, '',  '', '', , ),">
            <text:p>('', 1, '', <text:s/>'', '', , ),</text:p>
          </table:table-cell>
          <table:table-cell table:formula="of:=&quot;('&quot;&amp;[Source.A48]&amp;&quot;', &quot;&amp;[Source.$C$2]&amp;&quot;, '&quot;&amp;[Source.C48]&amp;&quot;', '&quot;&amp;[Source.D48]&amp;&quot;', '&quot;&amp;[Source.E48]&amp;&quot;', &quot;&amp;[Source.F48]&amp;&quot;, &quot;&amp;[Source.G48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49]&amp;&quot;', &quot;&amp;[Source.$B$2]&amp;&quot;, '&quot;&amp;[Source.B49]&amp;&quot;',  '&quot;&amp;[Source.D49]&amp;&quot;', '&quot;&amp;[Source.E49]&amp;&quot;', &quot;&amp;[Source.F49]&amp;&quot;, &quot;&amp;[Source.G49]&amp;&quot;),&quot;" office:value-type="string" office:string-value="('', 1, '',  '', '', , ),">
            <text:p>('', 1, '', <text:s/>'', '', , ),</text:p>
          </table:table-cell>
          <table:table-cell table:formula="of:=&quot;('&quot;&amp;[Source.A49]&amp;&quot;', &quot;&amp;[Source.$C$2]&amp;&quot;, '&quot;&amp;[Source.C49]&amp;&quot;', '&quot;&amp;[Source.D49]&amp;&quot;', '&quot;&amp;[Source.E49]&amp;&quot;', &quot;&amp;[Source.F49]&amp;&quot;, &quot;&amp;[Source.G49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50]&amp;&quot;', &quot;&amp;[Source.$B$2]&amp;&quot;, '&quot;&amp;[Source.B50]&amp;&quot;',  '&quot;&amp;[Source.D50]&amp;&quot;', '&quot;&amp;[Source.E50]&amp;&quot;', &quot;&amp;[Source.F50]&amp;&quot;, &quot;&amp;[Source.G50]&amp;&quot;),&quot;" office:value-type="string" office:string-value="('', 1, '',  '', '', , ),">
            <text:p>('', 1, '', <text:s/>'', '', , ),</text:p>
          </table:table-cell>
          <table:table-cell table:formula="of:=&quot;('&quot;&amp;[Source.A50]&amp;&quot;', &quot;&amp;[Source.$C$2]&amp;&quot;, '&quot;&amp;[Source.C50]&amp;&quot;', '&quot;&amp;[Source.D50]&amp;&quot;', '&quot;&amp;[Source.E50]&amp;&quot;', &quot;&amp;[Source.F50]&amp;&quot;, &quot;&amp;[Source.G50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51]&amp;&quot;', &quot;&amp;[Source.$B$2]&amp;&quot;, '&quot;&amp;[Source.B51]&amp;&quot;',  '&quot;&amp;[Source.D51]&amp;&quot;', '&quot;&amp;[Source.E51]&amp;&quot;', &quot;&amp;[Source.F51]&amp;&quot;, &quot;&amp;[Source.G51]&amp;&quot;),&quot;" office:value-type="string" office:string-value="('', 1, '',  '', '', , ),">
            <text:p>('', 1, '', <text:s/>'', '', , ),</text:p>
          </table:table-cell>
          <table:table-cell table:formula="of:=&quot;('&quot;&amp;[Source.A51]&amp;&quot;', &quot;&amp;[Source.$C$2]&amp;&quot;, '&quot;&amp;[Source.C51]&amp;&quot;', '&quot;&amp;[Source.D51]&amp;&quot;', '&quot;&amp;[Source.E51]&amp;&quot;', &quot;&amp;[Source.F51]&amp;&quot;, &quot;&amp;[Source.G51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52]&amp;&quot;', &quot;&amp;[Source.$B$2]&amp;&quot;, '&quot;&amp;[Source.B52]&amp;&quot;',  '&quot;&amp;[Source.D52]&amp;&quot;', '&quot;&amp;[Source.E52]&amp;&quot;', &quot;&amp;[Source.F52]&amp;&quot;, &quot;&amp;[Source.G52]&amp;&quot;),&quot;" office:value-type="string" office:string-value="('', 1, '',  '', '', , ),">
            <text:p>('', 1, '', <text:s/>'', '', , ),</text:p>
          </table:table-cell>
          <table:table-cell table:formula="of:=&quot;('&quot;&amp;[Source.A52]&amp;&quot;', &quot;&amp;[Source.$C$2]&amp;&quot;, '&quot;&amp;[Source.C52]&amp;&quot;', '&quot;&amp;[Source.D52]&amp;&quot;', '&quot;&amp;[Source.E52]&amp;&quot;', &quot;&amp;[Source.F52]&amp;&quot;, &quot;&amp;[Source.G52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53]&amp;&quot;', &quot;&amp;[Source.$B$2]&amp;&quot;, '&quot;&amp;[Source.B53]&amp;&quot;',  '&quot;&amp;[Source.D53]&amp;&quot;', '&quot;&amp;[Source.E53]&amp;&quot;', &quot;&amp;[Source.F53]&amp;&quot;, &quot;&amp;[Source.G53]&amp;&quot;),&quot;" office:value-type="string" office:string-value="('', 1, '',  '', '', , ),">
            <text:p>('', 1, '', <text:s/>'', '', , ),</text:p>
          </table:table-cell>
          <table:table-cell table:formula="of:=&quot;('&quot;&amp;[Source.A53]&amp;&quot;', &quot;&amp;[Source.$C$2]&amp;&quot;, '&quot;&amp;[Source.C53]&amp;&quot;', '&quot;&amp;[Source.D53]&amp;&quot;', '&quot;&amp;[Source.E53]&amp;&quot;', &quot;&amp;[Source.F53]&amp;&quot;, &quot;&amp;[Source.G53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54]&amp;&quot;', &quot;&amp;[Source.$B$2]&amp;&quot;, '&quot;&amp;[Source.B54]&amp;&quot;',  '&quot;&amp;[Source.D54]&amp;&quot;', '&quot;&amp;[Source.E54]&amp;&quot;', &quot;&amp;[Source.F54]&amp;&quot;, &quot;&amp;[Source.G54]&amp;&quot;),&quot;" office:value-type="string" office:string-value="('', 1, '',  '', '', , ),">
            <text:p>('', 1, '', <text:s/>'', '', , ),</text:p>
          </table:table-cell>
          <table:table-cell table:formula="of:=&quot;('&quot;&amp;[Source.A54]&amp;&quot;', &quot;&amp;[Source.$C$2]&amp;&quot;, '&quot;&amp;[Source.C54]&amp;&quot;', '&quot;&amp;[Source.D54]&amp;&quot;', '&quot;&amp;[Source.E54]&amp;&quot;', &quot;&amp;[Source.F54]&amp;&quot;, &quot;&amp;[Source.G54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55]&amp;&quot;', &quot;&amp;[Source.$B$2]&amp;&quot;, '&quot;&amp;[Source.B55]&amp;&quot;',  '&quot;&amp;[Source.D55]&amp;&quot;', '&quot;&amp;[Source.E55]&amp;&quot;', &quot;&amp;[Source.F55]&amp;&quot;, &quot;&amp;[Source.G55]&amp;&quot;),&quot;" office:value-type="string" office:string-value="('', 1, '',  '', '', , ),">
            <text:p>('', 1, '', <text:s/>'', '', , ),</text:p>
          </table:table-cell>
          <table:table-cell table:formula="of:=&quot;('&quot;&amp;[Source.A55]&amp;&quot;', &quot;&amp;[Source.$C$2]&amp;&quot;, '&quot;&amp;[Source.C55]&amp;&quot;', '&quot;&amp;[Source.D55]&amp;&quot;', '&quot;&amp;[Source.E55]&amp;&quot;', &quot;&amp;[Source.F55]&amp;&quot;, &quot;&amp;[Source.G55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56]&amp;&quot;', &quot;&amp;[Source.$B$2]&amp;&quot;, '&quot;&amp;[Source.B56]&amp;&quot;',  '&quot;&amp;[Source.D56]&amp;&quot;', '&quot;&amp;[Source.E56]&amp;&quot;', &quot;&amp;[Source.F56]&amp;&quot;, &quot;&amp;[Source.G56]&amp;&quot;),&quot;" office:value-type="string" office:string-value="('', 1, '',  '', '', , ),">
            <text:p>('', 1, '', <text:s/>'', '', , ),</text:p>
          </table:table-cell>
          <table:table-cell table:formula="of:=&quot;('&quot;&amp;[Source.A56]&amp;&quot;', &quot;&amp;[Source.$C$2]&amp;&quot;, '&quot;&amp;[Source.C56]&amp;&quot;', '&quot;&amp;[Source.D56]&amp;&quot;', '&quot;&amp;[Source.E56]&amp;&quot;', &quot;&amp;[Source.F56]&amp;&quot;, &quot;&amp;[Source.G56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57]&amp;&quot;', &quot;&amp;[Source.$B$2]&amp;&quot;, '&quot;&amp;[Source.B57]&amp;&quot;',  '&quot;&amp;[Source.D57]&amp;&quot;', '&quot;&amp;[Source.E57]&amp;&quot;', &quot;&amp;[Source.F57]&amp;&quot;, &quot;&amp;[Source.G57]&amp;&quot;),&quot;" office:value-type="string" office:string-value="('', 1, '',  '', '', , ),">
            <text:p>('', 1, '', <text:s/>'', '', , ),</text:p>
          </table:table-cell>
          <table:table-cell table:formula="of:=&quot;('&quot;&amp;[Source.A57]&amp;&quot;', &quot;&amp;[Source.$C$2]&amp;&quot;, '&quot;&amp;[Source.C57]&amp;&quot;', '&quot;&amp;[Source.D57]&amp;&quot;', '&quot;&amp;[Source.E57]&amp;&quot;', &quot;&amp;[Source.F57]&amp;&quot;, &quot;&amp;[Source.G57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58]&amp;&quot;', &quot;&amp;[Source.$B$2]&amp;&quot;, '&quot;&amp;[Source.B58]&amp;&quot;',  '&quot;&amp;[Source.D58]&amp;&quot;', '&quot;&amp;[Source.E58]&amp;&quot;', &quot;&amp;[Source.F58]&amp;&quot;, &quot;&amp;[Source.G58]&amp;&quot;),&quot;" office:value-type="string" office:string-value="('', 1, '',  '', '', , ),">
            <text:p>('', 1, '', <text:s/>'', '', , ),</text:p>
          </table:table-cell>
          <table:table-cell table:formula="of:=&quot;('&quot;&amp;[Source.A58]&amp;&quot;', &quot;&amp;[Source.$C$2]&amp;&quot;, '&quot;&amp;[Source.C58]&amp;&quot;', '&quot;&amp;[Source.D58]&amp;&quot;', '&quot;&amp;[Source.E58]&amp;&quot;', &quot;&amp;[Source.F58]&amp;&quot;, &quot;&amp;[Source.G58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59]&amp;&quot;', &quot;&amp;[Source.$B$2]&amp;&quot;, '&quot;&amp;[Source.B59]&amp;&quot;',  '&quot;&amp;[Source.D59]&amp;&quot;', '&quot;&amp;[Source.E59]&amp;&quot;', &quot;&amp;[Source.F59]&amp;&quot;, &quot;&amp;[Source.G59]&amp;&quot;),&quot;" office:value-type="string" office:string-value="('', 1, '',  '', '', , ),">
            <text:p>('', 1, '', <text:s/>'', '', , ),</text:p>
          </table:table-cell>
          <table:table-cell table:formula="of:=&quot;('&quot;&amp;[Source.A59]&amp;&quot;', &quot;&amp;[Source.$C$2]&amp;&quot;, '&quot;&amp;[Source.C59]&amp;&quot;', '&quot;&amp;[Source.D59]&amp;&quot;', '&quot;&amp;[Source.E59]&amp;&quot;', &quot;&amp;[Source.F59]&amp;&quot;, &quot;&amp;[Source.G59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60]&amp;&quot;', &quot;&amp;[Source.$B$2]&amp;&quot;, '&quot;&amp;[Source.B60]&amp;&quot;',  '&quot;&amp;[Source.D60]&amp;&quot;', '&quot;&amp;[Source.E60]&amp;&quot;', &quot;&amp;[Source.F60]&amp;&quot;, &quot;&amp;[Source.G60]&amp;&quot;),&quot;" office:value-type="string" office:string-value="('', 1, '',  '', '', , ),">
            <text:p>('', 1, '', <text:s/>'', '', , ),</text:p>
          </table:table-cell>
          <table:table-cell table:formula="of:=&quot;('&quot;&amp;[Source.A60]&amp;&quot;', &quot;&amp;[Source.$C$2]&amp;&quot;, '&quot;&amp;[Source.C60]&amp;&quot;', '&quot;&amp;[Source.D60]&amp;&quot;', '&quot;&amp;[Source.E60]&amp;&quot;', &quot;&amp;[Source.F60]&amp;&quot;, &quot;&amp;[Source.G60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61]&amp;&quot;', &quot;&amp;[Source.$B$2]&amp;&quot;, '&quot;&amp;[Source.B61]&amp;&quot;',  '&quot;&amp;[Source.D61]&amp;&quot;', '&quot;&amp;[Source.E61]&amp;&quot;', &quot;&amp;[Source.F61]&amp;&quot;, &quot;&amp;[Source.G61]&amp;&quot;),&quot;" office:value-type="string" office:string-value="('', 1, '',  '', '', , ),">
            <text:p>('', 1, '', <text:s/>'', '', , ),</text:p>
          </table:table-cell>
          <table:table-cell table:formula="of:=&quot;('&quot;&amp;[Source.A61]&amp;&quot;', &quot;&amp;[Source.$C$2]&amp;&quot;, '&quot;&amp;[Source.C61]&amp;&quot;', '&quot;&amp;[Source.D61]&amp;&quot;', '&quot;&amp;[Source.E61]&amp;&quot;', &quot;&amp;[Source.F61]&amp;&quot;, &quot;&amp;[Source.G61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62]&amp;&quot;', &quot;&amp;[Source.$B$2]&amp;&quot;, '&quot;&amp;[Source.B62]&amp;&quot;',  '&quot;&amp;[Source.D62]&amp;&quot;', '&quot;&amp;[Source.E62]&amp;&quot;', &quot;&amp;[Source.F62]&amp;&quot;, &quot;&amp;[Source.G62]&amp;&quot;),&quot;" office:value-type="string" office:string-value="('', 1, '',  '', '', , ),">
            <text:p>('', 1, '', <text:s/>'', '', , ),</text:p>
          </table:table-cell>
          <table:table-cell table:formula="of:=&quot;('&quot;&amp;[Source.A62]&amp;&quot;', &quot;&amp;[Source.$C$2]&amp;&quot;, '&quot;&amp;[Source.C62]&amp;&quot;', '&quot;&amp;[Source.D62]&amp;&quot;', '&quot;&amp;[Source.E62]&amp;&quot;', &quot;&amp;[Source.F62]&amp;&quot;, &quot;&amp;[Source.G62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63]&amp;&quot;', &quot;&amp;[Source.$B$2]&amp;&quot;, '&quot;&amp;[Source.B63]&amp;&quot;',  '&quot;&amp;[Source.D63]&amp;&quot;', '&quot;&amp;[Source.E63]&amp;&quot;', &quot;&amp;[Source.F63]&amp;&quot;, &quot;&amp;[Source.G63]&amp;&quot;),&quot;" office:value-type="string" office:string-value="('', 1, '',  '', '', , ),">
            <text:p>('', 1, '', <text:s/>'', '', , ),</text:p>
          </table:table-cell>
          <table:table-cell table:formula="of:=&quot;('&quot;&amp;[Source.A63]&amp;&quot;', &quot;&amp;[Source.$C$2]&amp;&quot;, '&quot;&amp;[Source.C63]&amp;&quot;', '&quot;&amp;[Source.D63]&amp;&quot;', '&quot;&amp;[Source.E63]&amp;&quot;', &quot;&amp;[Source.F63]&amp;&quot;, &quot;&amp;[Source.G63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64]&amp;&quot;', &quot;&amp;[Source.$B$2]&amp;&quot;, '&quot;&amp;[Source.B64]&amp;&quot;',  '&quot;&amp;[Source.D64]&amp;&quot;', '&quot;&amp;[Source.E64]&amp;&quot;', &quot;&amp;[Source.F64]&amp;&quot;, &quot;&amp;[Source.G64]&amp;&quot;),&quot;" office:value-type="string" office:string-value="('', 1, '',  '', '', , ),">
            <text:p>('', 1, '', <text:s/>'', '', , ),</text:p>
          </table:table-cell>
          <table:table-cell table:formula="of:=&quot;('&quot;&amp;[Source.A64]&amp;&quot;', &quot;&amp;[Source.$C$2]&amp;&quot;, '&quot;&amp;[Source.C64]&amp;&quot;', '&quot;&amp;[Source.D64]&amp;&quot;', '&quot;&amp;[Source.E64]&amp;&quot;', &quot;&amp;[Source.F64]&amp;&quot;, &quot;&amp;[Source.G64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65]&amp;&quot;', &quot;&amp;[Source.$B$2]&amp;&quot;, '&quot;&amp;[Source.B65]&amp;&quot;',  '&quot;&amp;[Source.D65]&amp;&quot;', '&quot;&amp;[Source.E65]&amp;&quot;', &quot;&amp;[Source.F65]&amp;&quot;, &quot;&amp;[Source.G65]&amp;&quot;),&quot;" office:value-type="string" office:string-value="('', 1, '',  '', '', , ),">
            <text:p>('', 1, '', <text:s/>'', '', , ),</text:p>
          </table:table-cell>
          <table:table-cell table:formula="of:=&quot;('&quot;&amp;[Source.A65]&amp;&quot;', &quot;&amp;[Source.$C$2]&amp;&quot;, '&quot;&amp;[Source.C65]&amp;&quot;', '&quot;&amp;[Source.D65]&amp;&quot;', '&quot;&amp;[Source.E65]&amp;&quot;', &quot;&amp;[Source.F65]&amp;&quot;, &quot;&amp;[Source.G65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66]&amp;&quot;', &quot;&amp;[Source.$B$2]&amp;&quot;, '&quot;&amp;[Source.B66]&amp;&quot;',  '&quot;&amp;[Source.D66]&amp;&quot;', '&quot;&amp;[Source.E66]&amp;&quot;', &quot;&amp;[Source.F66]&amp;&quot;, &quot;&amp;[Source.G66]&amp;&quot;),&quot;" office:value-type="string" office:string-value="('', 1, '',  '', '', , ),">
            <text:p>('', 1, '', <text:s/>'', '', , ),</text:p>
          </table:table-cell>
          <table:table-cell table:formula="of:=&quot;('&quot;&amp;[Source.A66]&amp;&quot;', &quot;&amp;[Source.$C$2]&amp;&quot;, '&quot;&amp;[Source.C66]&amp;&quot;', '&quot;&amp;[Source.D66]&amp;&quot;', '&quot;&amp;[Source.E66]&amp;&quot;', &quot;&amp;[Source.F66]&amp;&quot;, &quot;&amp;[Source.G66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67]&amp;&quot;', &quot;&amp;[Source.$B$2]&amp;&quot;, '&quot;&amp;[Source.B67]&amp;&quot;',  '&quot;&amp;[Source.D67]&amp;&quot;', '&quot;&amp;[Source.E67]&amp;&quot;', &quot;&amp;[Source.F67]&amp;&quot;, &quot;&amp;[Source.G67]&amp;&quot;),&quot;" office:value-type="string" office:string-value="('', 1, '',  '', '', , ),">
            <text:p>('', 1, '', <text:s/>'', '', , ),</text:p>
          </table:table-cell>
          <table:table-cell table:formula="of:=&quot;('&quot;&amp;[Source.A67]&amp;&quot;', &quot;&amp;[Source.$C$2]&amp;&quot;, '&quot;&amp;[Source.C67]&amp;&quot;', '&quot;&amp;[Source.D67]&amp;&quot;', '&quot;&amp;[Source.E67]&amp;&quot;', &quot;&amp;[Source.F67]&amp;&quot;, &quot;&amp;[Source.G67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68]&amp;&quot;', &quot;&amp;[Source.$B$2]&amp;&quot;, '&quot;&amp;[Source.B68]&amp;&quot;',  '&quot;&amp;[Source.D68]&amp;&quot;', '&quot;&amp;[Source.E68]&amp;&quot;', &quot;&amp;[Source.F68]&amp;&quot;, &quot;&amp;[Source.G68]&amp;&quot;),&quot;" office:value-type="string" office:string-value="('', 1, '',  '', '', , ),">
            <text:p>('', 1, '', <text:s/>'', '', , ),</text:p>
          </table:table-cell>
          <table:table-cell table:formula="of:=&quot;('&quot;&amp;[Source.A68]&amp;&quot;', &quot;&amp;[Source.$C$2]&amp;&quot;, '&quot;&amp;[Source.C68]&amp;&quot;', '&quot;&amp;[Source.D68]&amp;&quot;', '&quot;&amp;[Source.E68]&amp;&quot;', &quot;&amp;[Source.F68]&amp;&quot;, &quot;&amp;[Source.G68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69]&amp;&quot;', &quot;&amp;[Source.$B$2]&amp;&quot;, '&quot;&amp;[Source.B69]&amp;&quot;',  '&quot;&amp;[Source.D69]&amp;&quot;', '&quot;&amp;[Source.E69]&amp;&quot;', &quot;&amp;[Source.F69]&amp;&quot;, &quot;&amp;[Source.G69]&amp;&quot;),&quot;" office:value-type="string" office:string-value="('', 1, '',  '', '', , ),">
            <text:p>('', 1, '', <text:s/>'', '', , ),</text:p>
          </table:table-cell>
          <table:table-cell table:formula="of:=&quot;('&quot;&amp;[Source.A69]&amp;&quot;', &quot;&amp;[Source.$C$2]&amp;&quot;, '&quot;&amp;[Source.C69]&amp;&quot;', '&quot;&amp;[Source.D69]&amp;&quot;', '&quot;&amp;[Source.E69]&amp;&quot;', &quot;&amp;[Source.F69]&amp;&quot;, &quot;&amp;[Source.G69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70]&amp;&quot;', &quot;&amp;[Source.$B$2]&amp;&quot;, '&quot;&amp;[Source.B70]&amp;&quot;',  '&quot;&amp;[Source.D70]&amp;&quot;', '&quot;&amp;[Source.E70]&amp;&quot;', &quot;&amp;[Source.F70]&amp;&quot;, &quot;&amp;[Source.G70]&amp;&quot;),&quot;" office:value-type="string" office:string-value="('', 1, '',  '', '', , ),">
            <text:p>('', 1, '', <text:s/>'', '', , ),</text:p>
          </table:table-cell>
          <table:table-cell table:formula="of:=&quot;('&quot;&amp;[Source.A70]&amp;&quot;', &quot;&amp;[Source.$C$2]&amp;&quot;, '&quot;&amp;[Source.C70]&amp;&quot;', '&quot;&amp;[Source.D70]&amp;&quot;', '&quot;&amp;[Source.E70]&amp;&quot;', &quot;&amp;[Source.F70]&amp;&quot;, &quot;&amp;[Source.G70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71]&amp;&quot;', &quot;&amp;[Source.$B$2]&amp;&quot;, '&quot;&amp;[Source.B71]&amp;&quot;',  '&quot;&amp;[Source.D71]&amp;&quot;', '&quot;&amp;[Source.E71]&amp;&quot;', &quot;&amp;[Source.F71]&amp;&quot;, &quot;&amp;[Source.G71]&amp;&quot;),&quot;" office:value-type="string" office:string-value="('', 1, '',  '', '', , ),">
            <text:p>('', 1, '', <text:s/>'', '', , ),</text:p>
          </table:table-cell>
          <table:table-cell table:formula="of:=&quot;('&quot;&amp;[Source.A71]&amp;&quot;', &quot;&amp;[Source.$C$2]&amp;&quot;, '&quot;&amp;[Source.C71]&amp;&quot;', '&quot;&amp;[Source.D71]&amp;&quot;', '&quot;&amp;[Source.E71]&amp;&quot;', &quot;&amp;[Source.F71]&amp;&quot;, &quot;&amp;[Source.G71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72]&amp;&quot;', &quot;&amp;[Source.$B$2]&amp;&quot;, '&quot;&amp;[Source.B72]&amp;&quot;',  '&quot;&amp;[Source.D72]&amp;&quot;', '&quot;&amp;[Source.E72]&amp;&quot;', &quot;&amp;[Source.F72]&amp;&quot;, &quot;&amp;[Source.G72]&amp;&quot;),&quot;" office:value-type="string" office:string-value="('', 1, '',  '', '', , ),">
            <text:p>('', 1, '', <text:s/>'', '', , ),</text:p>
          </table:table-cell>
          <table:table-cell table:formula="of:=&quot;('&quot;&amp;[Source.A72]&amp;&quot;', &quot;&amp;[Source.$C$2]&amp;&quot;, '&quot;&amp;[Source.C72]&amp;&quot;', '&quot;&amp;[Source.D72]&amp;&quot;', '&quot;&amp;[Source.E72]&amp;&quot;', &quot;&amp;[Source.F72]&amp;&quot;, &quot;&amp;[Source.G72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73]&amp;&quot;', &quot;&amp;[Source.$B$2]&amp;&quot;, '&quot;&amp;[Source.B73]&amp;&quot;',  '&quot;&amp;[Source.D73]&amp;&quot;', '&quot;&amp;[Source.E73]&amp;&quot;', &quot;&amp;[Source.F73]&amp;&quot;, &quot;&amp;[Source.G73]&amp;&quot;),&quot;" office:value-type="string" office:string-value="('', 1, '',  '', '', , ),">
            <text:p>('', 1, '', <text:s/>'', '', , ),</text:p>
          </table:table-cell>
          <table:table-cell table:formula="of:=&quot;('&quot;&amp;[Source.A73]&amp;&quot;', &quot;&amp;[Source.$C$2]&amp;&quot;, '&quot;&amp;[Source.C73]&amp;&quot;', '&quot;&amp;[Source.D73]&amp;&quot;', '&quot;&amp;[Source.E73]&amp;&quot;', &quot;&amp;[Source.F73]&amp;&quot;, &quot;&amp;[Source.G73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74]&amp;&quot;', &quot;&amp;[Source.$B$2]&amp;&quot;, '&quot;&amp;[Source.B74]&amp;&quot;',  '&quot;&amp;[Source.D74]&amp;&quot;', '&quot;&amp;[Source.E74]&amp;&quot;', &quot;&amp;[Source.F74]&amp;&quot;, &quot;&amp;[Source.G74]&amp;&quot;),&quot;" office:value-type="string" office:string-value="('', 1, '',  '', '', , ),">
            <text:p>('', 1, '', <text:s/>'', '', , ),</text:p>
          </table:table-cell>
          <table:table-cell table:formula="of:=&quot;('&quot;&amp;[Source.A74]&amp;&quot;', &quot;&amp;[Source.$C$2]&amp;&quot;, '&quot;&amp;[Source.C74]&amp;&quot;', '&quot;&amp;[Source.D74]&amp;&quot;', '&quot;&amp;[Source.E74]&amp;&quot;', &quot;&amp;[Source.F74]&amp;&quot;, &quot;&amp;[Source.G74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75]&amp;&quot;', &quot;&amp;[Source.$B$2]&amp;&quot;, '&quot;&amp;[Source.B75]&amp;&quot;',  '&quot;&amp;[Source.D75]&amp;&quot;', '&quot;&amp;[Source.E75]&amp;&quot;', &quot;&amp;[Source.F75]&amp;&quot;, &quot;&amp;[Source.G75]&amp;&quot;),&quot;" office:value-type="string" office:string-value="('', 1, '',  '', '', , ),">
            <text:p>('', 1, '', <text:s/>'', '', , ),</text:p>
          </table:table-cell>
          <table:table-cell table:formula="of:=&quot;('&quot;&amp;[Source.A75]&amp;&quot;', &quot;&amp;[Source.$C$2]&amp;&quot;, '&quot;&amp;[Source.C75]&amp;&quot;', '&quot;&amp;[Source.D75]&amp;&quot;', '&quot;&amp;[Source.E75]&amp;&quot;', &quot;&amp;[Source.F75]&amp;&quot;, &quot;&amp;[Source.G75]&amp;&quot;),&quot;" office:value-type="string" office:string-value="('', 2, '', '', '', , ),">
            <text:p>('', 2, '', '', '', , ),</text:p>
          </table:table-cell>
        </table:table-row>
        <table:table-row table:style-name="ro2">
          <table:table-cell table:formula="of:=&quot;('&quot;&amp;[Source.A76]&amp;&quot;', &quot;&amp;[Source.$B$2]&amp;&quot;, '&quot;&amp;[Source.B76]&amp;&quot;',  '&quot;&amp;[Source.D76]&amp;&quot;', '&quot;&amp;[Source.E76]&amp;&quot;', &quot;&amp;[Source.F76]&amp;&quot;, &quot;&amp;[Source.G76]&amp;&quot;),&quot;" office:value-type="string" office:string-value="('', 1, '',  '', '', , ),">
            <text:p>('', 1, '', <text:s/>'', '', , ),</text:p>
          </table:table-cell>
          <table:table-cell table:formula="of:=&quot;('&quot;&amp;[Source.A76]&amp;&quot;', &quot;&amp;[Source.$C$2]&amp;&quot;, '&quot;&amp;[Source.C76]&amp;&quot;', '&quot;&amp;[Source.D76]&amp;&quot;', '&quot;&amp;[Source.E76]&amp;&quot;', &quot;&amp;[Source.F76]&amp;&quot;, &quot;&amp;[Source.G76]&amp;&quot;),&quot;" office:value-type="string" office:string-value="('', 2, '', '', '', , ),">
            <text:p>('', 2, '', '', '', , ),</text:p>
          </table:table-cell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0000-00-00</text:date>, <text:time style:data-style-name="N2" text:time-value="0000-00-00T21:07:5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ser </meta:initial-creator>
    <meta:creation-date>2011-10-28T15:22:39</meta:creation-date>
    <dc:date>2012-11-27T21:26:40</dc:date>
    <dc:creator>ssoares </dc:creator>
    <meta:editing-duration>P1DT13H5M37S</meta:editing-duration>
    <meta:editing-cycles>51</meta:editing-cycles>
    <meta:generator>LibreOffice/3.6$Linux_X86_64 LibreOffice_project/360m1$Build-2</meta:generator>
    <meta:document-statistic meta:table-count="3" meta:cell-count="675" meta:object-count="0"/>
  </office:meta>
</office:document-meta>
</file>